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502e" officeooo:paragraph-rsid="0013502e"/>
    </style:style>
    <style:style style:name="P2" style:family="paragraph" style:parent-style-name="Standard">
      <style:text-properties officeooo:rsid="00146107" officeooo:paragraph-rsid="001461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d workspace</text:p>
      <text:p text:style-name="P1">cd Intro-Java-Homework</text:p>
      <text:p text:style-name="P1">java -jar Problem10.j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10:26:00.090507929</meta:creation-date>
    <dc:date>2014-05-08T10:33:03.816509625</dc:date>
    <meta:editing-duration>PT1M47S</meta:editing-duration>
    <meta:editing-cycles>2</meta:editing-cycles>
    <meta:generator>LibreOffice/4.2.3.3$Linux_X86_64 LibreOffice_project/420m0$Build-3</meta:generator>
    <meta:document-statistic meta:table-count="0" meta:image-count="0" meta:object-count="0" meta:page-count="1" meta:paragraph-count="3" meta:word-count="7" meta:character-count="58" meta:non-whitespace-character-count="53"/>
  </office:meta>
</office:document-meta>
</file>